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6428e" officeooo:paragraph-rsid="0016428e"/>
    </style:style>
    <style:style style:name="P2" style:family="paragraph" style:parent-style-name="Standard">
      <style:paragraph-properties fo:text-align="start" style:justify-single-word="false"/>
      <style:text-properties officeooo:rsid="0016428e" officeooo:paragraph-rsid="0016428e"/>
    </style:style>
    <style:style style:name="P3" style:family="paragraph" style:parent-style-name="Standard" style:list-style-name="L2">
      <style:paragraph-properties fo:text-align="start" style:justify-single-word="false"/>
      <style:text-properties officeooo:rsid="0016428e" officeooo:paragraph-rsid="0016428e"/>
    </style:style>
    <style:style style:name="P4" style:family="paragraph" style:parent-style-name="Standard" style:list-style-name="L3">
      <style:paragraph-properties fo:text-align="start" style:justify-single-word="false"/>
      <style:text-properties officeooo:rsid="0016428e" officeooo:paragraph-rsid="0016428e"/>
    </style:style>
    <style:style style:name="P5" style:family="paragraph" style:parent-style-name="Standard" style:list-style-name="L3">
      <style:paragraph-properties fo:text-align="start" style:justify-single-word="false"/>
      <style:text-properties officeooo:rsid="0017da46" officeooo:paragraph-rsid="0017da46"/>
    </style:style>
    <style:style style:name="P6" style:family="paragraph" style:parent-style-name="Standard" style:list-style-name="L3">
      <style:paragraph-properties fo:text-align="start" style:justify-single-word="false"/>
      <style:text-properties officeooo:rsid="00189167" officeooo:paragraph-rsid="00189167"/>
    </style:style>
    <style:style style:name="P7" style:family="paragraph" style:parent-style-name="Standard">
      <style:paragraph-properties fo:text-align="start" style:justify-single-word="false"/>
      <style:text-properties officeooo:rsid="00189167" officeooo:paragraph-rsid="00189167"/>
    </style:style>
    <style:style style:name="P8" style:family="paragraph" style:parent-style-name="Standard" style:list-style-name="L4">
      <style:paragraph-properties fo:text-align="start" style:justify-single-word="false"/>
      <style:text-properties officeooo:rsid="0018b468" officeooo:paragraph-rsid="0018b468"/>
    </style:style>
    <style:style style:name="P9" style:family="paragraph" style:parent-style-name="Standard" style:list-style-name="L5">
      <style:paragraph-properties fo:text-align="start" style:justify-single-word="false"/>
      <style:text-properties officeooo:rsid="0018b468" officeooo:paragraph-rsid="0018b468"/>
    </style:style>
    <style:style style:name="P10" style:family="paragraph" style:parent-style-name="Standard" style:list-style-name="L5">
      <style:paragraph-properties fo:text-align="start" style:justify-single-word="false"/>
      <style:text-properties officeooo:rsid="0018fc20" officeooo:paragraph-rsid="0018fc20"/>
    </style:style>
    <style:style style:name="T1" style:family="text">
      <style:text-properties officeooo:rsid="001891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5</text:p>
      <text:p text:style-name="P1">Sams Khan</text:p>
      <text:p text:style-name="P1">CS 4308</text:p>
      <text:p text:style-name="P1"/>
      <text:p text:style-name="P2"/>
      <text:p text:style-name="P2">In your opinion , write three original goals of the programming languages below, list in their platform design, IDE, Reusability</text:p>
      <text:p text:style-name="P2"/>
      <text:p text:style-name="P2"/>
      <text:list xml:id="list4118872207392005189" text:style-name="L2">
        <text:list-item>
          <text:p text:style-name="P3">Java</text:p>
        </text:list-item>
      </text:list>
      <text:list xml:id="list2284276781149881610" text:style-name="L3">
        <text:list-item>
          <text:list>
            <text:list-item>
              <text:p text:style-name="P4">Platform Design: Because of the growth of electronic commerce, internet and the world wide web, it introduced new dimensions of complexity. Now these applications aren’t just restricted to desktop applications but needs to be out in the web, which is what inspired the birth of java, <text:span text:style-name="T1">which gave it’s users the ability to be platform independent. </text:span></text:p>
            </text:list-item>
            <text:list-item>
              <text:p text:style-name="P5">IDE: The IDE’s used for java development can range to multiple IDE’s Eclipse, IntelliJ, Jgrasp, BlueJ. Etc etc. </text:p>
            </text:list-item>
            <text:list-item>
              <text:p text:style-name="P6">In terms of code re usability, this language is an object oriented language which gives the user a large advantage in code re usability. You are able to write methods and re-use them in multiple different classes which helps save memory and increases intuitiveness.</text:p>
            </text:list-item>
          </text:list>
        </text:list-item>
      </text:list>
      <text:p text:style-name="P7"/>
      <text:list xml:id="list1647497522408872210" text:style-name="L4">
        <text:list-item>
          <text:p text:style-name="P8">Python</text:p>
        </text:list-item>
      </text:list>
      <text:list xml:id="list7021760403753638641" text:style-name="L5">
        <text:list-item>
          <text:list>
            <text:list-item>
              <text:p text:style-name="P9">Originally creation intended to bridge the gap between C and shell. Now it is used on a much larger scale than intended</text:p>
            </text:list-item>
            <text:list-item>
              <text:p text:style-name="P9">In terms of IDE you should basically use anything. Python programs are very easy to write and run which is why the bare minimum text editor works extremely well with it.</text:p>
            </text:list-item>
            <text:list-item>
              <text:p text:style-name="P10">Python as a language is very good for prototyping, since it is an interpreted language, it actually can be run line by line. It doesn’t get complied as a file but is interpreted by lin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2:09:28.419277960</meta:creation-date>
    <dc:date>2018-05-01T12:57:40.426359878</dc:date>
    <meta:editing-duration>PT6M1S</meta:editing-duration>
    <meta:editing-cycles>1</meta:editing-cycles>
    <meta:document-statistic meta:table-count="0" meta:image-count="0" meta:object-count="0" meta:page-count="1" meta:paragraph-count="12" meta:word-count="242" meta:character-count="1377" meta:non-whitespace-character-count="1153"/>
    <meta:generator>LibreOffice/5.1.6.2$Linux_X86_64 LibreOffice_project/10m0$Build-2</meta:generator>
  </office:meta>
</office:document-meta>
</file>